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0f2" officeooo:paragraph-rsid="001050f2"/>
    </style:style>
    <style:style style:name="P2" style:family="paragraph" style:parent-style-name="Standard">
      <style:text-properties officeooo:rsid="0011fb8c" officeooo:paragraph-rsid="0011fb8c"/>
    </style:style>
    <style:style style:name="P3" style:family="paragraph" style:parent-style-name="Standard">
      <style:text-properties fo:font-weight="bold" officeooo:rsid="00138e68" officeooo:paragraph-rsid="00138e6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ttoprogrammi ricorsivo</text:p>
      <text:p text:style-name="P1"/>
      <text:p text:style-name="P1">Principio di induzione matematica: proprietà è vera per n. Se è vera per n, è vera per n+1. Quindi è vera per ogni n.</text:p>
      <text:p text:style-name="P1"/>
      <text:p text:style-name="P1">Fattoriale(n)</text:p>
      <text:p text:style-name="P1">Definizione non ricorsiva n*(n-1)...*1</text:p>
      <text:p text:style-name="P1">Definizione ricorsiva: se n = 1 fattoriale(n) <text:s/>= 1; fattoriale(n) = n * fattoriale(n-1)</text:p>
      <text:p text:style-name="P2"/>
      <text:p text:style-name="P2">Fibonacci: f0 = 1, f1 = 1, f(n) = f(n-1) + f(n-2)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1" meta:paragraph-count="6" meta:word-count="57" meta:character-count="328" meta:non-whitespace-character-count="276"/>
  </office:meta>
</office:document-meta>
</file>